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98cm" fo:min-width="3.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1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1.02cm" fo:min-width="4.5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84cm" fo:min-width="4.8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17cm" fo:min-width="4.9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66cm" fo:min-width="5.08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68cm" fo:min-width="6.00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28cm" fo:min-width="5.0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0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188cm" fo:min-width="0.938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6600"/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-color="#ff6600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308cm" svg:y1="0.216cm" svg:x2="14.308cm" svg:y2="15.71cm">
          <text:p/>
        </draw:line>
        <draw:line draw:style-name="gr1" draw:text-style-name="P1" draw:layer="layout" svg:x1="19.708cm" svg:y1="0.216cm" svg:x2="19.708cm" svg:y2="15.71cm">
          <text:p/>
        </draw:line>
        <draw:custom-shape draw:style-name="gr2" draw:text-style-name="P3" draw:layer="layout" svg:width="4.826cm" svg:height="1.778cm" svg:x="14.562cm" svg:y="2.594cm">
          <text:p text:style-name="P2">Event chann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.826cm" svg:height="1.778cm" svg:x="14.563cm" svg:y="11.295cm">
          <text:p text:style-name="P2">Grant Tab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.826cm" svg:height="1.778cm" svg:x="14.564cm" svg:y="6.896cm">
          <text:p text:style-name="P2">Ring Buff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5.688cm" svg:height="1.038cm" svg:x="14.14cm" svg:y="0.47cm">
          <draw:text-box>
            <text:p text:style-name="P2"><text:span text:style-name="T1">Xen Hypervisor</text:span></text:p>
          </draw:text-box>
        </draw:frame>
        <draw:frame draw:style-name="gr4" draw:text-style-name="P4" draw:layer="layout" svg:width="2.585cm" svg:height="1.038cm" svg:x="4.64cm" svg:y="0.47cm">
          <draw:text-box>
            <text:p text:style-name="P2"><text:span text:style-name="T1">DomU</text:span></text:p>
          </draw:text-box>
        </draw:frame>
        <draw:frame draw:style-name="gr5" draw:text-style-name="P4" draw:layer="layout" svg:width="2.466cm" svg:height="1.038cm" svg:x="26.641cm" svg:y="0.47cm">
          <draw:text-box>
            <text:p text:style-name="P2"><text:span text:style-name="T1">Dom0</text:span></text:p>
          </draw:text-box>
        </draw:frame>
        <draw:custom-shape draw:style-name="gr6" draw:text-style-name="P5" draw:layer="layout" svg:width="5.08cm" svg:height="1.27cm" svg:x="8.69cm" svg:y="2.464cm">
          <text:p text:style-name="P2"><text:span text:style-name="T2">xennet_t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08cm" svg:height="1.27cm" svg:x="8.636cm" svg:y="12.192cm">
          <text:p text:style-name="P2"><text:span text:style-name="T3">xennet_r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08cm" svg:height="1.27cm" svg:x="20.32cm" svg:y="12.446cm">
          <text:p text:style-name="P2"><text:span text:style-name="T3">xenvif_t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08cm" svg:height="1.27cm" svg:x="20.292cm" svg:y="2.466cm">
          <text:p text:style-name="P2"><text:span text:style-name="T3">xenvif_r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588cm" svg:height="2.032cm" svg:x="1.524cm" svg:y="1.92cm">
          <text:p text:style-name="P2"><text:span text:style-name="T4">clean ring buffer via</text:span></text:p>
          <text:p text:style-name="P2"><text:span text:style-name="T4">xennet_tx_buf_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8.382cm" svg:y="14.224cm">
          <text:p text:style-name="P2"><text:span text:style-name="T4">schedule </text:span></text:p>
          <text:p text:style-name="P2"><text:span text:style-name="T4">queue-&gt;n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27.178cm" svg:y="4.979cm">
          <text:p text:style-name="P2"><text:span text:style-name="T4">wake up kthread </text:span></text:p>
          <text:p text:style-name="P2"><text:span text:style-name="T4">[vif1.0-guest-rx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588cm" svg:height="1.016cm" svg:x="20.066cm" svg:y="6.572cm">
          <text:p text:style-name="P2"><text:span text:style-name="T4">xenvif_rx_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6.605cm" svg:height="1.016cm" svg:x="19.811cm" svg:y="4.604cm">
          <text:p text:style-name="P2"><text:span text:style-name="T4">xenvif_kthread_guest_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27.178cm" svg:y="2.185cm">
          <text:p text:style-name="P2"><text:span text:style-name="T4">xenvif_start_xmit</text:span></text:p>
          <text:p text:style-name="P2"><text:span text:style-name="T4">// select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20.32cm" svg:y="14.631cm">
          <text:p text:style-name="P2"><text:span text:style-name="T4">schedule </text:span></text:p>
          <text:p text:style-name="P2"><text:span text:style-name="T4">queue-&gt;n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1.583cm" svg:y="14.124cm">
          <text:p text:style-name="P2"><text:span text:style-name="T4">net_r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5.535cm" svg:height="0.878cm" svg:x="1.778cm" svg:y="15.632cm">
          <draw:text-box>
            <text:p><text:span text:style-name="T4">NET_RX_SOFTIRQ</text:span></text:p>
          </draw:text-box>
        </draw:frame>
        <draw:custom-shape draw:style-name="gr11" draw:text-style-name="P7" draw:layer="layout" svg:width="5.588cm" svg:height="0.862cm" svg:x="1.584cm" svg:y="12.325cm">
          <text:p text:style-name="P2"><text:span text:style-name="T4">napi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1.585cm" svg:y="10.526cm">
          <text:p text:style-name="P2"><text:span text:style-name="T4">xennet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1.583cm" svg:y="5.224cm">
          <text:p text:style-name="P2"><text:span text:style-name="T4">xennet_start_x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27.383cm" svg:y="14.124cm">
          <text:p text:style-name="P2"><text:span text:style-name="T4">net_r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5.535cm" svg:height="0.878cm" svg:x="27.578cm" svg:y="15.632cm">
          <draw:text-box>
            <text:p><text:span text:style-name="T4">NET_RX_SOFTIRQ</text:span></text:p>
          </draw:text-box>
        </draw:frame>
        <draw:custom-shape draw:style-name="gr11" draw:text-style-name="P7" draw:layer="layout" svg:width="5.588cm" svg:height="0.862cm" svg:x="27.384cm" svg:y="12.325cm">
          <text:p text:style-name="P2"><text:span text:style-name="T4">napi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27.385cm" svg:y="10.526cm">
          <text:p text:style-name="P2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8.69cm" svg:y1="3.048cm" svg:x2="7.112cm" svg:y2="3.048cm">
          <text:p/>
        </draw:line>
        <draw:custom-shape draw:style-name="gr14" draw:text-style-name="P9" draw:layer="layout" svg:width="2.032cm" svg:height="2.032cm" svg:x="10.16cm" svg:y="5.08cm">
          <text:p text:style-name="P2">X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032cm" svg:height="2.032cm" svg:x="8.361cm" svg:y="8.281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171cm" svg:y1="6.096cm" svg:x2="10.16cm" svg:y2="6.096cm">
          <text:p/>
        </draw:line>
        <draw:line draw:style-name="gr13" draw:text-style-name="P1" draw:layer="layout" svg:x1="4.318cm" svg:y1="15.632cm" svg:x2="4.318cm" svg:y2="14.986cm">
          <text:p/>
        </draw:line>
        <draw:line draw:style-name="gr13" draw:text-style-name="P1" draw:layer="layout" svg:x1="4.318cm" svg:y1="14.124cm" svg:x2="4.318cm" svg:y2="13.187cm">
          <text:p/>
        </draw:line>
        <draw:line draw:style-name="gr13" draw:text-style-name="P1" draw:layer="layout" svg:x1="4.318cm" svg:y1="12.325cm" svg:x2="4.318cm" svg:y2="11.388cm">
          <text:p/>
        </draw:line>
        <draw:line draw:style-name="gr13" draw:text-style-name="P1" draw:layer="layout" svg:x1="7.173cm" svg:y1="10.526cm" svg:x2="8.361cm" svg:y2="9.906cm">
          <text:p/>
        </draw:line>
        <draw:line draw:style-name="gr13" draw:text-style-name="P1" draw:layer="layout" svg:x1="11.176cm" svg:y1="13.462cm" svg:x2="11.176cm" svg:y2="14.224cm">
          <text:p/>
        </draw:line>
        <draw:line draw:style-name="gr15" draw:text-style-name="P1" draw:layer="layout" svg:x1="8.382cm" svg:y1="15.24cm" svg:x2="7.112cm" svg:y2="16.002cm">
          <text:p/>
        </draw:line>
        <draw:line draw:style-name="gr13" draw:text-style-name="P1" draw:layer="layout" svg:x1="22.86cm" svg:y1="13.716cm" svg:x2="22.86cm" svg:y2="14.732cm">
          <text:p/>
        </draw:line>
        <draw:line draw:style-name="gr15" draw:text-style-name="P1" draw:layer="layout" svg:x1="25.908cm" svg:y1="15.748cm" svg:x2="27.94cm" svg:y2="16.002cm">
          <text:p/>
        </draw:line>
        <draw:line draw:style-name="gr13" draw:text-style-name="P1" draw:layer="layout" svg:x1="30.226cm" svg:y1="15.632cm" svg:x2="30.226cm" svg:y2="14.986cm">
          <text:p/>
        </draw:line>
        <draw:line draw:style-name="gr13" draw:text-style-name="P1" draw:layer="layout" svg:x1="30.226cm" svg:y1="14.124cm" svg:x2="30.226cm" svg:y2="13.187cm">
          <text:p/>
        </draw:line>
        <draw:line draw:style-name="gr13" draw:text-style-name="P1" draw:layer="layout" svg:x1="30.226cm" svg:y1="12.325cm" svg:x2="30.226cm" svg:y2="11.388cm">
          <text:p/>
        </draw:line>
        <draw:line draw:style-name="gr13" draw:text-style-name="P1" draw:layer="layout" svg:x1="27.178cm" svg:y1="5.334cm" svg:x2="25.654cm" svg:y2="5.334cm">
          <text:p/>
        </draw:line>
        <draw:line draw:style-name="gr16" draw:text-style-name="P1" draw:layer="layout" svg:x1="25.372cm" svg:y1="3.048cm" svg:x2="26.162cm" svg:y2="3.048cm">
          <text:p/>
        </draw:line>
        <draw:line draw:style-name="gr16" draw:text-style-name="P1" draw:layer="layout" svg:x1="26.162cm" svg:y1="3.048cm" svg:x2="26.162cm" svg:y2="4.318cm">
          <text:p/>
        </draw:line>
        <draw:line draw:style-name="gr16" draw:text-style-name="P1" draw:layer="layout" svg:x1="26.162cm" svg:y1="4.318cm" svg:x2="28.448cm" svg:y2="4.318cm">
          <text:p/>
        </draw:line>
        <draw:line draw:style-name="gr13" draw:text-style-name="P1" draw:layer="layout" svg:x1="28.448cm" svg:y1="4.318cm" svg:x2="28.448cm" svg:y2="4.979cm">
          <text:p/>
        </draw:line>
        <draw:line draw:style-name="gr13" draw:text-style-name="P1" draw:layer="layout" svg:x1="30.48cm" svg:y1="3.81cm" svg:x2="30.48cm" svg:y2="4.979cm">
          <text:p/>
        </draw:line>
        <draw:line draw:style-name="gr13" draw:text-style-name="P1" draw:layer="layout" svg:x1="22.86cm" svg:y1="5.588cm" svg:x2="22.86cm" svg:y2="6.604cm">
          <text:p/>
        </draw:line>
        <draw:custom-shape draw:style-name="gr14" draw:text-style-name="P9" draw:layer="layout" svg:width="2.032cm" svg:height="2.032cm" svg:x="26.67cm" svg:y="8.229cm">
          <text:p text:style-name="P2">XM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032cm" svg:height="2.032cm" svg:x="29.464cm" svg:y="6.858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5.588cm" svg:height="0.862cm" svg:x="20.286cm" svg:y="11.027cm">
          <text:p text:style-name="P2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20.287cm" svg:y="9.728cm">
          <text:p text:style-name="P2"><text:span text:style-name="T4">xenvif_t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20.288cm" svg:y="8.429cm">
          <text:p text:style-name="P2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7.385cm" svg:y1="10.922cm" svg:x2="25.874cm" svg:y2="11.684cm">
          <text:p/>
        </draw:line>
        <draw:line draw:style-name="gr13" draw:text-style-name="P1" draw:layer="layout" svg:x1="22.86cm" svg:y1="12.446cm" svg:x2="22.86cm" svg:y2="11.889cm">
          <text:p/>
        </draw:line>
        <draw:line draw:style-name="gr13" draw:text-style-name="P1" draw:layer="layout" svg:x1="22.86cm" svg:y1="11.027cm" svg:x2="22.86cm" svg:y2="10.59cm">
          <text:p/>
        </draw:line>
        <draw:line draw:style-name="gr13" draw:text-style-name="P1" draw:layer="layout" svg:x1="22.86cm" svg:y1="9.728cm" svg:x2="22.86cm" svg:y2="9.291cm">
          <text:p/>
        </draw:line>
        <draw:line draw:style-name="gr13" draw:text-style-name="P1" draw:layer="layout" svg:x1="25.876cm" svg:y1="8.89cm" svg:x2="26.67cm" svg:y2="9.398cm">
          <text:p/>
        </draw:line>
        <draw:line draw:style-name="gr13" draw:text-style-name="P1" draw:layer="layout" svg:x1="25.654cm" svg:y1="6.858cm" svg:x2="29.464cm" svg:y2="7.874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01T08:03:49.309282086</dc:date>
    <meta:editing-duration>PT3H35M4S</meta:editing-duration>
    <meta:editing-cycles>286</meta:editing-cycles>
    <meta:generator>LibreOffice/5.1.4.2$Linux_X86_64 LibreOffice_project/10m0$Build-2</meta:generator>
    <meta:document-statistic meta:object-count="84"/>
  </office:meta>
</office:document-meta>
</file>